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7273F876D68797902D.png" manifest:media-type="image/png"/>
  <manifest:file-entry manifest:full-path="Pictures/10000000000003D5000003380573CF12617EBF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15cm" svg:height="13.2cm" svg:x="1.893cm" svg:y="2cm">
          <draw:image xlink:href="Pictures/10000000000003D5000003380573CF12617EBF72.png" xlink:type="simple" xlink:show="embed" xlink:actuate="onLoad">
            <text:p/>
          </draw:image>
        </draw:frame>
        <draw:frame draw:style-name="gr1" draw:text-style-name="P1" draw:layer="layout" svg:width="23.536cm" svg:height="11.92cm" svg:x="31.264cm" svg:y="24.1cm">
          <draw:image xlink:href="Pictures/10000201000000BC0000007273F876D68797902D.png" xlink:type="simple" xlink:show="embed" xlink:actuate="onLoad">
            <text:p/>
          </draw:image>
        </draw:frame>
        <draw:frame draw:style-name="gr2" draw:text-style-name="P2" draw:layer="layout" svg:width="15.8cm" svg:height="14.1cm" svg:x="1.8cm" svg:y="1.2cm">
          <draw:text-box>
            <text:p>Frame Development Cy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4-28T15:48:28.459189449</dc:date>
    <meta:editing-duration>PT8M6S</meta:editing-duration>
    <meta:editing-cycles>2</meta:editing-cycles>
    <meta:generator>LibreOffice/5.4.6.2$Linux_X86_64 LibreOffice_project/40m0$Build-2</meta:generator>
    <meta:document-statistic meta:object-count="3"/>
  </office:meta>
</office:document-meta>
</file>